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195cm" fo:min-width="27.12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9.755cm" fo:min-width="4.5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9cm" fo:min-width="10.9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7.688cm" fo:min-width="5.8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67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6.26cm" fo:min-width="15.692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0.545cm" fo:min-width="14.10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847cm"/>
    </style:style>
    <style:style style:name="gr12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3" style:family="graphic" style:parent-style-name="objectwithoutfill">
      <style:graphic-properties svg:stroke-width="0.106cm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ffcc00" draw:textarea-horizontal-align="justify" draw:textarea-vertical-align="middle" draw:auto-grow-height="false" fo:min-height="1.02cm" fo:min-width="3.627cm"/>
      <style:paragraph-properties style:writing-mode="lr-tb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02cm" fo:min-width="5.215cm"/>
      <style:paragraph-properties style:writing-mode="lr-tb"/>
    </style:style>
    <style:style style:name="gr17" style:family="graphic" style:parent-style-name="standard">
      <style:graphic-properties draw:fill-color="#33ff99" draw:textarea-horizontal-align="justify" draw:textarea-vertical-align="middle" draw:auto-grow-height="false" fo:min-height="1.02cm" fo:min-width="2.04cm"/>
      <style:paragraph-properties style:writing-mode="lr-tb"/>
    </style:style>
    <style:style style:name="gr18" style:family="graphic" style:parent-style-name="objectwithoutfill">
      <style:graphic-properties draw:stroke="dash" draw:stroke-dash="Fine_20_Dotted"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fill-color="#c8c8fd" draw:textarea-horizontal-align="justify" draw:textarea-vertical-align="middle" draw:auto-grow-height="false" fo:min-height="0.874cm" fo:min-width="3.317cm"/>
      <style:paragraph-properties style:writing-mode="lr-tb"/>
    </style:style>
    <style:style style:name="gr20" style:family="graphic" style:parent-style-name="objectwithoutfill">
      <style:graphic-properties draw:stroke="dash" draw:stroke-dash="Fine_20_Dott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draw:marker-end="Arrow" draw:fill="none" draw:textarea-vertical-align="middle"/>
    </style:style>
    <style:style style:name="gr22" style:family="graphic" style:parent-style-name="standard">
      <style:graphic-properties draw:fill-color="#ffadcd" draw:textarea-horizontal-align="justify" draw:textarea-vertical-align="middle" draw:auto-grow-height="false" fo:min-height="0.874cm" fo:min-width="1.2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6" style:family="paragraph">
      <loext:graphic-properties draw:fill="none" draw:fill-color="#ffffff"/>
      <style:text-properties fo:font-size="48pt" fo:font-weight="normal" style:font-size-asian="48pt" style:font-weight-asian="normal" style:font-size-complex="4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33ff99"/>
      <style:paragraph-properties fo:text-align="center"/>
    </style:style>
    <style:style style:name="P10" style:family="paragraph">
      <loext:graphic-properties draw:fill-color="#c8c8fd"/>
      <style:paragraph-properties fo:text-align="center"/>
    </style:style>
    <style:style style:name="P11" style:family="paragraph">
      <loext:graphic-properties draw:fill-color="#ffadcd"/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22cm" svg:height="4.445cm" svg:x="41.64cm" svg:y="2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40.005cm" svg:x="26.4cm" svg:y="9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3cm" svg:height="2.54cm" svg:x="79.105cm" svg:y="41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7.938cm" svg:x="42.275cm" svg:y="42.59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3.81cm" svg:height="3.493cm" svg:x="64.499cm" svg:y="20.36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0.635cm" svg:height="0.635cm" svg:x="64.816cm" svg:y="2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3.175cm" svg:height="1.905cm" svg:x="64.816cm" svg:y="20.6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35cm" svg:height="0.635cm" svg:x="64.816cm" svg:y="2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635cm" svg:height="0.635cm" svg:x="66.086cm" svg:y="2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635cm" svg:height="0.635cm" svg:x="67.356cm" svg:y="2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16.192cm" svg:height="16.51cm" svg:x="57.515cm" svg:y="33.70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4.605cm" svg:height="10.795cm" svg:x="58.467cm" svg:y="34.337cm">
            <text:p text:style-name="P3"><text:span text:style-name="T1">fn-ns</text:span></text:p>
            <text:p text:style-name="P3"><text:span text:style-name="T1"/></text:p>
            <text:p text:style-name="P3"><text:span text:style-name="T1">fn-name</text:span></text:p>
            <text:p text:style-name="P3"><text:span text:style-name="T1"/></text:p>
            <text:p text:style-name="P3"><text:span text:style-name="T1">args-vec</text:span></text:p>
            <text:p text:style-name="P3"><text:span text:style-name="T1"/></text:p>
            <text:p text:style-name="P3"><text:span text:style-name="T1">frame-idx</text:span></text:p>
            <text:p text:style-name="P3"><text:span text:style-name="T1"/></text:p>
            <text:p text:style-name="P3"><text:span text:style-name="T1">form-id</text:span></text:p>
            <text:p text:style-name="P3"><text:span text:style-name="T1"/></text:p>
            <text:p text:style-name="P3"><text:span text:style-name="T1">bindings</text:span></text:p>
            <text:p text:style-name="P3"><text:span text:style-name="T1"/></text:p>
            <text:p text:style-name="P3"><text:span text:style-name="T1">expr-execution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.905cm" svg:height="1.905cm" svg:x="58.785cm" svg:y="47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905cm" svg:height="1.905cm" svg:x="61.325cm" svg:y="47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1.905cm" svg:height="1.905cm" svg:x="71.167cm" svg:y="47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6" draw:layer="layout" svg:width="3.493cm" svg:height="2.223cm" svg:x="65.77cm" svg:y="46.72cm">
            <draw:text-box>
              <text:p text:style-name="P5"><text:span text:style-name="T2">. . .</text:span></text:p>
            </draw:text-box>
          </draw:frame>
        </draw:g>
        <draw:g>
          <draw:custom-shape draw:style-name="gr5" draw:text-style-name="P1" draw:layer="layout" svg:width="3.81cm" svg:height="3.493cm" svg:x="41.957cm" svg:y="34.0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0.635cm" svg:height="0.635cm" svg:x="42.274cm" svg:y="3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3.175cm" svg:height="1.905cm" svg:x="42.274cm" svg:y="34.33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35cm" svg:height="0.635cm" svg:x="42.274cm" svg:y="3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635cm" svg:height="0.635cm" svg:x="43.544cm" svg:y="3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635cm" svg:height="0.635cm" svg:x="44.814cm" svg:y="36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3.81cm" svg:height="3.493cm" svg:x="84.184cm" svg:y="34.0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0.635cm" svg:height="0.635cm" svg:x="84.501cm" svg:y="36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3.175cm" svg:height="1.905cm" svg:x="84.501cm" svg:y="34.33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35cm" svg:height="0.635cm" svg:x="84.501cm" svg:y="36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635cm" svg:height="0.635cm" svg:x="85.771cm" svg:y="36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635cm" svg:height="0.635cm" svg:x="87.041cm" svg:y="36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3" draw:text-style-name="P7" draw:layer="layout" svg:x1="65.134cm" svg:y1="23.225cm" svg:x2="43.544cm" svg:y2="34.02cm">
          <text:p/>
        </draw:line>
        <draw:line draw:style-name="gr14" draw:text-style-name="P7" draw:layer="layout" svg:x1="66.404cm" svg:y1="23.225cm" svg:x2="66.404cm" svg:y2="33.702cm">
          <text:p/>
        </draw:line>
        <draw:line draw:style-name="gr14" draw:text-style-name="P7" draw:layer="layout" svg:x1="67.674cm" svg:y1="23.225cm" svg:x2="86.089cm" svg:y2="34.02cm">
          <text:p/>
        </draw:line>
        <draw:custom-shape draw:style-name="gr15" draw:text-style-name="P8" draw:layer="layout" svg:width="4.127cm" svg:height="1.27cm" svg:x="61.96cm" svg:y="4.81cm">
          <text:p text:style-name="P2">root-node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5.715cm" svg:height="1.27cm" svg:x="43.545cm" svg:y="4.81cm">
          <text:p text:style-name="P2">timeline-index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54cm" svg:height="1.27cm" svg:x="27.67cm" svg:y="9.89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54cm" svg:height="1.27cm" svg:x="27.67cm" svg:y="12.11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54cm" svg:height="1.27cm" svg:x="27.67cm" svg:y="16.24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2.54cm" svg:height="1.27cm" svg:x="27.67cm" svg:y="14.335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2.54cm" svg:height="1.27cm" svg:x="27.67cm" svg:y="40.687cm">
          <text:p text:style-name="P2">n-3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54cm" svg:height="1.27cm" svg:x="27.67cm" svg:y="42.909cm">
          <text:p text:style-name="P2">n-2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.54cm" svg:height="1.27cm" svg:x="27.67cm" svg:y="47.037cm">
          <text:p text:style-name="P2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2.54cm" svg:height="1.27cm" svg:x="27.67cm" svg:y="45.132cm">
          <text:p text:style-name="P2">n-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7" draw:layer="layout" svg:x1="28.94cm" svg:y1="18.78cm" svg:x2="28.94cm" svg:y2="39.1cm">
          <text:p/>
        </draw:line>
        <draw:custom-shape draw:style-name="gr19" draw:text-style-name="P10" draw:layer="layout" svg:width="5.397cm" svg:height="1.588cm" svg:x="42.91cm" svg:y="43.54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ExprData 1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5.397cm" svg:height="1.588cm" svg:x="42.91cm" svg:y="47.35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ExprData n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45.45cm" svg:y1="45.449cm" svg:x2="45.45cm" svg:y2="47.037cm">
          <text:p/>
        </draw:line>
        <draw:line draw:style-name="gr14" draw:text-style-name="P7" draw:layer="layout" svg:x1="63.23cm" svg:y1="44.18cm" svg:x2="48.625cm" svg:y2="44.18cm">
          <text:p/>
        </draw:line>
        <draw:line draw:style-name="gr21" draw:text-style-name="P7" draw:layer="layout" svg:x1="30.21cm" svg:y1="41.322cm" svg:x2="57.515cm" svg:y2="41.322cm">
          <text:p/>
        </draw:line>
        <draw:line draw:style-name="gr21" draw:text-style-name="P7" draw:layer="layout" svg:x1="30.21cm" svg:y1="43.545cm" svg:x2="42.91cm" svg:y2="44.18cm">
          <text:p/>
        </draw:line>
        <draw:line draw:style-name="gr21" draw:text-style-name="P7" draw:layer="layout" svg:x1="30.21cm" svg:y1="45.767cm" svg:x2="42.91cm" svg:y2="47.99cm">
          <text:p/>
        </draw:line>
        <draw:custom-shape draw:style-name="gr22" draw:text-style-name="P11" draw:layer="layout" svg:width="2.54cm" svg:height="1.588cm" svg:x="79.422cm" svg:y="41.957cm">
          <text:p text:style-name="P2">S →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4cm" svg:height="1.588cm" svg:x="82.279cm" svg:y="41.957cm">
          <text:p text:style-name="P2">S →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4cm" svg:height="1.588cm" svg:x="87.36cm" svg:y="41.957cm">
          <text:p text:style-name="P2">S →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67.357cm" svg:y1="42.592cm" svg:x2="79.105cm" svg:y2="42.592cm">
          <text:p/>
        </draw:line>
        <draw:line draw:style-name="gr18" draw:text-style-name="P7" draw:layer="layout" svg:x1="85.455cm" svg:y1="42.91cm" svg:x2="87.042cm" svg:y2="42.91cm">
          <text:p/>
        </draw:line>
        <draw:line draw:style-name="gr14" draw:text-style-name="P7" draw:layer="layout" svg:x1="46.085cm" svg:y1="6.08cm" svg:x2="29.575cm" svg:y2="9.572cm">
          <text:p/>
        </draw:line>
        <draw:line draw:style-name="gr14" draw:text-style-name="P7" draw:layer="layout" svg:x1="63.865cm" svg:y1="6.08cm" svg:x2="66.405cm" svg:y2="20.367cm">
          <text:p/>
        </draw:line>
        <draw:frame draw:style-name="gr23" draw:text-style-name="P13" draw:layer="layout" svg:width="9.842cm" svg:height="1.587cm" svg:x="51.165cm" svg:y="2.588cm">
          <draw:text-box>
            <text:p text:style-name="P12"><text:span text:style-name="T3">MutableFrameTreeIndexer</text:span></text:p>
          </draw:text-box>
        </draw:frame>
        <draw:frame draw:style-name="gr24" draw:text-style-name="P13" draw:layer="layout" svg:width="6.033cm" svg:height="1.27cm" svg:x="58.467cm" svg:y="34.655cm">
          <draw:text-box>
            <text:p text:style-name="P12"><text:span text:style-name="T3">CallStackFrame</text:span></text:p>
          </draw:text-box>
        </draw:frame>
        <draw:frame draw:style-name="gr24" draw:text-style-name="P13" draw:layer="layout" svg:width="6.033cm" svg:height="1.27cm" svg:x="57.514cm" svg:y="32.75cm">
          <draw:text-box>
            <text:p text:style-name="P12"><text:span text:style-name="T3">TreeN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4:15.489299717</meta:creation-date>
    <dc:date>2022-07-04T09:12:22.409643705</dc:date>
    <meta:editing-duration>PT30M19S</meta:editing-duration>
    <meta:editing-cycles>7</meta:editing-cycles>
    <meta:generator>LibreOffice/7.0.2.2$Linux_X86_64 LibreOffice_project/00$Build-2</meta:generator>
    <meta:document-statistic meta:object-count="63"/>
  </office:meta>
</office:document-meta>
</file>